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cal search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4]+[.C4]+[.D4])/3)*100)/325" office:value-type="float" office:value="97.9487179487179" calcext:value-type="float">
            <text:p>97.9487179487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B5]+[.C5]+[.D5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B6]+[.C6]+[.D6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B7]+[.C7]+[.D7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B8]+[.C8]+[.D8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formula="of:=((([.B9]+[.C9]+[.D9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10]+[.C10]+[.D10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formula="of:=((([.B11]+[.C11]+[.D11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formula="of:=((([.B12]+[.C12]+[.D12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formula="of:=((([.B13]+[.C13]+[.D13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14]+[.C14]+[.D14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formula="of:=((([.B15]+[.C15]+[.D15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table:formula="of:=((([.B16]+[.C16]+[.D16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formula="of:=((([.B17]+[.C17]+[.D17])/3)*100)/325" office:value-type="float" office:value="98.2564102564102" calcext:value-type="float">
            <text:p>98.2564102564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table:formula="of:=((([.B18]+[.C18]+[.D18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((([.B19]+[.C19]+[.D19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20]+[.C20]+[.D20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formula="of:=((([.B21]+[.C21]+[.D21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22]+[.C22]+[.D22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23]+[.C23]+[.D23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formula="of:=((([.B24]+[.C24]+[.D24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25]+[.C25]+[.D25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320" calcext:value-type="float">
            <text:p>320</text:p>
          </table:table-cell>
          <table:table-cell table:formula="of:=((([.B26]+[.C26]+[.D26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formula="of:=((([.B27]+[.C27]+[.D27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table:formula="of:=((([.B28]+[.C28]+[.D28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formula="of:=((([.B29]+[.C29]+[.D29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322" calcext:value-type="float">
            <text:p>322</text:p>
          </table:table-cell>
          <table:table-cell table:formula="of:=((([.B30]+[.C30]+[.D30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B31]+[.C31]+[.D31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table:formula="of:=((([.B32]+[.C32]+[.D32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33]+[.C33]+[.D33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B34]+[.C34]+[.D34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table:formula="of:=((([.B35]+[.C35]+[.D35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table:formula="of:=((([.B36]+[.C36]+[.D36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((([.B37]+[.C37]+[.D37])/3)*100)/325" office:value-type="float" office:value="98.2564102564102" calcext:value-type="float">
            <text:p>98.2564102564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table:formula="of:=((([.B38]+[.C38]+[.D38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B39]+[.C39]+[.D39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40]+[.C40]+[.D40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((([.B41]+[.C41]+[.D41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322" calcext:value-type="float">
            <text:p>322</text:p>
          </table:table-cell>
          <table:table-cell table:formula="of:=((([.B42]+[.C42]+[.D42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321" calcext:value-type="float">
            <text:p>321</text:p>
          </table:table-cell>
          <table:table-cell table:formula="of:=((([.B43]+[.C43]+[.D43])/3)*100)/325" office:value-type="float" office:value="98.7692307692308" calcext:value-type="float">
            <text:p>98.7692307692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33:49.121988105</meta:creation-date>
    <dc:date>2020-06-18T21:38:27.986778591</dc:date>
    <meta:editing-duration>PT4M39S</meta:editing-duration>
    <meta:editing-cycles>1</meta:editing-cycles>
    <meta:document-statistic meta:table-count="1" meta:cell-count="201" meta:object-count="0"/>
    <meta:generator>LibreOffice/6.0.7.3$Linux_X86_64 LibreOffice_project/00m0$Build-3</meta:generator>
  </office:meta>
</office:document-meta>
</file>